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background-color="#ffff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text-align="center" style:justify-single-word="false"/>
      <style:text-properties fo:font-weight="bold" officeooo:rsid="0016e147" officeooo:paragraph-rsid="0016e147" fo:background-color="#ffff00" style:font-weight-asian="bold" style:font-weight-complex="bold"/>
    </style:style>
    <style:style style:name="P7" style:family="paragraph" style:parent-style-name="Heading_20_3">
      <style:paragraph-properties fo:text-align="start" style:justify-single-word="false"/>
      <style:text-properties fo:font-weight="normal" officeooo:rsid="0016e147" officeooo:paragraph-rsid="0016e147" fo:background-color="transparent" style:font-weight-asian="normal" style:font-weight-complex="normal"/>
    </style:style>
    <style:style style:name="P8" style:family="paragraph" style:parent-style-name="Text_20_body">
      <style:text-properties fo:font-weight="bold" officeooo:rsid="0016e147" fo:background-color="#ffff00" style:font-weight-asian="bold" style:font-weight-complex="bold"/>
    </style:style>
    <style:style style:name="P9" style:family="paragraph" style:parent-style-name="Text_20_body" style:list-style-name="L5">
      <style:paragraph-properties fo:margin-left="0in" fo:margin-right="0in" fo:text-indent="0in" style:auto-text-indent="false"/>
      <style:text-properties fo:font-weight="bold" officeooo:rsid="0016e147" fo:background-color="#ffff00" style:font-weight-asian="bold" style:font-weight-complex="bold"/>
    </style:style>
    <style:style style:name="P10" style:family="paragraph" style:parent-style-name="Text_20_body" style:list-style-name="L5">
      <style:paragraph-properties fo:margin-left="0in" fo:margin-right="0in" fo:text-indent="0in" style:auto-text-indent="false"/>
      <style:text-properties fo:font-weight="normal" officeooo:rsid="0016e147" fo:background-color="transparent" style:font-weight-asian="normal" style:font-weight-complex="normal"/>
    </style:style>
    <style:style style:name="P11" style:family="paragraph" style:parent-style-name="Heading_20_3">
      <style:text-properties fo:font-weight="normal" officeooo:rsid="0016e147" fo:background-color="transparent" style:font-weight-asian="normal" style:font-weight-complex="normal"/>
    </style:style>
    <style:style style:name="P12" style:family="paragraph" style:parent-style-name="Text_20_body" style:list-style-name="L6">
      <style:paragraph-properties fo:margin-left="0in" fo:margin-right="0in" fo:text-indent="0in" style:auto-text-indent="false"/>
      <style:text-properties fo:font-weight="normal" officeooo:rsid="0016e147" fo:background-color="transparent" style:font-weight-asian="normal" style:font-weight-complex="normal"/>
    </style:style>
    <style:style style:name="P13" style:family="paragraph" style:parent-style-name="Text_20_body">
      <style:paragraph-properties fo:text-align="center" style:justify-single-word="false"/>
      <style:text-properties fo:font-weight="bold" officeooo:rsid="00174f11" officeooo:paragraph-rsid="00174f11" fo:background-color="#ffff00" style:font-weight-asian="bold" style:font-weight-complex="bold"/>
    </style:style>
    <style:style style:name="P14" style:family="paragraph" style:parent-style-name="Text_20_body">
      <style:paragraph-properties fo:text-align="start" style:justify-single-word="false"/>
      <style:text-properties fo:font-weight="bold" officeooo:rsid="00174f11" officeooo:paragraph-rsid="00174f11" fo:background-color="#ffff00" style:font-weight-asian="bold" style:font-weight-complex="bold"/>
    </style:style>
    <style:style style:name="P15" style:family="paragraph" style:parent-style-name="Horizontal_20_Line">
      <style:paragraph-properties fo:text-align="start" style:justify-single-word="false"/>
      <style:text-properties fo:font-weight="bold" officeooo:rsid="00174f11" officeooo:paragraph-rsid="00174f11" fo:background-color="#ffff00" style:font-weight-asian="bold" style:font-weight-complex="bold"/>
    </style:style>
    <style:style style:name="P16" style:family="paragraph" style:parent-style-name="Heading_20_3">
      <style:text-properties fo:font-weight="normal" officeooo:rsid="00174f11" fo:background-color="transparent" style:font-weight-asian="normal" style:font-weight-complex="normal"/>
    </style:style>
    <style:style style:name="P17" style:family="paragraph" style:parent-style-name="Text_20_body">
      <style:text-properties fo:font-weight="normal" officeooo:rsid="00174f11" fo:background-color="transparent" style:font-weight-asian="normal" style:font-weight-complex="normal"/>
    </style:style>
    <style:style style:name="P18" style:family="paragraph" style:parent-style-name="Text_20_body" style:list-style-name="L7">
      <style:text-properties fo:font-weight="normal" officeooo:rsid="00174f11" fo:background-color="transparent" style:font-weight-asian="normal" style:font-weight-complex="normal"/>
    </style:style>
    <style:style style:name="P19" style:family="paragraph" style:parent-style-name="Horizontal_20_Line">
      <style:text-properties fo:font-weight="normal" officeooo:rsid="00174f11" fo:background-color="transparent" style:font-weight-asian="normal" style:font-weight-complex="normal"/>
    </style:style>
    <style:style style:name="P20" style:family="paragraph" style:parent-style-name="Heading_20_4">
      <style:text-properties fo:font-weight="normal" officeooo:rsid="00174f11" fo:background-color="transparent" style:font-weight-asian="normal" style:font-weight-complex="normal"/>
    </style:style>
    <style:style style:name="P21" style:family="paragraph" style:parent-style-name="Text_20_body">
      <style:text-properties fo:font-weight="bold" officeooo:rsid="00174f11" fo:background-color="#ffff00" style:font-weight-asian="bold" style:font-weight-complex="bold"/>
    </style:style>
    <style:style style:name="P22" style:family="paragraph" style:parent-style-name="Text_20_body" style:list-style-name="L8">
      <style:text-properties fo:font-weight="normal" officeooo:rsid="00174f11" fo:background-color="transparent" style:font-weight-asian="normal" style:font-weight-complex="normal"/>
    </style:style>
    <style:style style:name="P23" style:family="paragraph" style:parent-style-name="Text_20_body">
      <style:paragraph-properties fo:text-align="center" style:justify-single-word="false"/>
      <style:text-properties fo:font-weight="normal" officeooo:rsid="00188da2" officeooo:paragraph-rsid="00188da2" fo:background-color="#ffff00" style:font-weight-asian="normal" style:font-weight-complex="normal"/>
    </style:style>
    <style:style style:name="P24" style:family="paragraph" style:parent-style-name="Horizontal_20_Line">
      <style:paragraph-properties fo:text-align="start" style:justify-single-word="false"/>
      <style:text-properties fo:font-weight="normal" officeooo:rsid="00188da2" officeooo:paragraph-rsid="00188da2" fo:background-color="#ffff00" style:font-weight-asian="normal" style:font-weight-complex="normal"/>
    </style:style>
    <style:style style:name="P25" style:family="paragraph" style:parent-style-name="Heading_20_3">
      <style:text-properties officeooo:rsid="00188da2" fo:background-color="transparent"/>
    </style:style>
    <style:style style:name="P26" style:family="paragraph" style:parent-style-name="Text_20_body">
      <style:text-properties fo:font-weight="normal" officeooo:rsid="00188da2" fo:background-color="transparent" style:font-weight-asian="normal" style:font-weight-complex="normal"/>
    </style:style>
    <style:style style:name="P27" style:family="paragraph" style:parent-style-name="Text_20_body" style:list-style-name="L9">
      <style:text-properties fo:font-weight="normal" officeooo:rsid="00188da2" fo:background-color="transparent" style:font-weight-asian="normal" style:font-weight-complex="normal"/>
    </style:style>
    <style:style style:name="P28" style:family="paragraph" style:parent-style-name="Text_20_body" style:list-style-name="L9">
      <style:text-properties fo:font-weight="normal" officeooo:rsid="00188da2" fo:background-color="#ffff00" style:font-weight-asian="normal" style:font-weight-complex="normal"/>
    </style:style>
    <style:style style:name="P29" style:family="paragraph" style:parent-style-name="Text_20_body" style:list-style-name="L10">
      <style:text-properties fo:font-weight="normal" officeooo:rsid="00188da2" fo:background-color="#ffff00" style:font-weight-asian="normal" style:font-weight-complex="normal"/>
    </style:style>
    <style:style style:name="P30" style:family="paragraph" style:parent-style-name="Text_20_body" style:list-style-name="L10">
      <style:text-properties fo:font-weight="normal" officeooo:rsid="00188da2" fo:background-color="transparent" style:font-weight-asian="normal" style:font-weight-complex="normal"/>
    </style:style>
    <style:style style:name="P31" style:family="paragraph" style:parent-style-name="Text_20_body" style:list-style-name="L11">
      <style:text-properties fo:font-weight="normal" officeooo:rsid="00188da2" fo:background-color="transparent" style:font-weight-asian="normal" style:font-weight-complex="normal"/>
    </style:style>
    <style:style style:name="P32" style:family="paragraph" style:parent-style-name="Text_20_body" style:list-style-name="L11">
      <style:text-properties fo:font-weight="normal" officeooo:rsid="00188da2" fo:background-color="#ffff00" style:font-weight-asian="normal" style:font-weight-complex="normal"/>
    </style:style>
    <style:style style:name="P33" style:family="paragraph" style:parent-style-name="Text_20_body" style:list-style-name="L12">
      <style:text-properties fo:font-weight="normal" officeooo:rsid="00188da2" fo:background-color="transparent" style:font-weight-asian="normal" style:font-weight-complex="normal"/>
    </style:style>
    <style:style style:name="P34" style:family="paragraph" style:parent-style-name="Text_20_body" style:list-style-name="L12">
      <style:text-properties fo:font-weight="normal" officeooo:rsid="00188da2" fo:background-color="#ffff00" style:font-weight-asian="normal" style:font-weight-complex="normal"/>
    </style:style>
    <style:style style:name="P35" style:family="paragraph" style:parent-style-name="Text_20_body" style:list-style-name="L13">
      <style:text-properties fo:font-weight="normal" officeooo:rsid="00188da2" fo:background-color="#ffff00" style:font-weight-asian="normal" style:font-weight-complex="normal"/>
    </style:style>
    <style:style style:name="P36" style:family="paragraph" style:parent-style-name="Text_20_body">
      <style:paragraph-properties fo:text-align="center" style:justify-single-word="false"/>
      <style:text-properties fo:color="#000000" loext:opacity="100%" fo:font-weight="normal" officeooo:rsid="001c4922" officeooo:paragraph-rsid="001c4922" fo:background-color="#ffff00" style:font-weight-asian="normal" style:font-weight-complex="normal"/>
    </style:style>
    <style:style style:name="P37" style:family="paragraph" style:parent-style-name="Text_20_body">
      <style:paragraph-properties fo:text-align="start" style:justify-single-word="false"/>
      <style:text-properties fo:color="#000000" loext:opacity="100%" fo:font-weight="bold" officeooo:rsid="001c4922" officeooo:paragraph-rsid="001c4922" fo:background-color="transparent" style:font-weight-asian="normal" style:font-weight-complex="normal"/>
    </style:style>
    <style:style style:name="P38" style:family="paragraph" style:parent-style-name="Text_20_body">
      <style:text-properties fo:color="#000000" loext:opacity="100%" fo:font-weight="normal" officeooo:rsid="001c4922" fo:background-color="#ffff00" style:font-weight-asian="normal" style:font-weight-complex="normal"/>
    </style:style>
    <style:style style:name="P39" style:family="paragraph" style:parent-style-name="Text_20_body" style:list-style-name="L14">
      <style:text-properties fo:color="#000000" loext:opacity="100%" fo:font-weight="normal" officeooo:rsid="001c4922" fo:background-color="#ffff00" style:font-weight-asian="normal" style:font-weight-complex="normal"/>
    </style:style>
    <style:style style:name="P40" style:family="paragraph" style:parent-style-name="Text_20_body">
      <style:text-properties fo:color="#000000" loext:opacity="100%" fo:font-weight="normal" officeooo:rsid="001c4922" fo:background-color="transparent" style:font-weight-asian="normal" style:font-weight-complex="normal"/>
    </style:style>
    <style:style style:name="P41" style:family="paragraph" style:parent-style-name="Text_20_body" style:list-style-name="L15">
      <style:text-properties fo:color="#000000" loext:opacity="100%" fo:font-weight="normal" officeooo:rsid="001c4922" fo:background-color="#ffff00" style:font-weight-asian="normal" style:font-weight-complex="normal"/>
    </style:style>
    <style:style style:name="P42" style:family="paragraph" style:parent-style-name="Text_20_body">
      <style:text-properties fo:color="#000000" loext:opacity="100%" fo:font-weight="bold" officeooo:rsid="001c4922" fo:background-color="transparent" style:font-weight-asian="normal" style:font-weight-complex="normal"/>
    </style:style>
    <style:style style:name="P43" style:family="paragraph" style:parent-style-name="Text_20_body" style:list-style-name="L16">
      <style:text-properties fo:color="#000000" loext:opacity="100%" fo:font-weight="normal" officeooo:rsid="001c4922" fo:background-color="#ffff00" style:font-weight-asian="normal" style:font-weight-complex="normal"/>
    </style:style>
    <style:style style:name="P44" style:family="paragraph" style:parent-style-name="Text_20_body" style:list-style-name="L16">
      <style:text-properties fo:color="#000000" loext:opacity="100%" fo:font-weight="normal" officeooo:rsid="001c4922" fo:background-color="transparent" style:font-weight-asian="normal" style:font-weight-complex="normal"/>
    </style:style>
    <style:style style:name="P45" style:family="paragraph" style:parent-style-name="Preformatted_20_Text">
      <style:paragraph-properties fo:margin-left="0in" fo:margin-right="0in" fo:text-indent="0in" style:auto-text-indent="false"/>
      <style:text-properties fo:color="#000000" loext:opacity="100%" fo:font-weight="normal" officeooo:rsid="001c4922" fo:background-color="#ffff00" style:font-weight-asian="normal" style:font-weight-complex="normal"/>
    </style:style>
    <style:style style:name="P46" style:family="paragraph" style:parent-style-name="Preformatted_20_Text">
      <style:text-properties fo:color="#000000" loext:opacity="100%" fo:font-weight="normal" officeooo:rsid="001c4922" fo:background-color="#ffff00" style:font-weight-asian="normal" style:font-weight-complex="normal"/>
    </style:style>
    <style:style style:name="P47" style:family="paragraph" style:parent-style-name="Preformatted_20_Text">
      <style:paragraph-properties fo:margin-top="0in" fo:margin-bottom="0.1965in" style:contextual-spacing="false"/>
      <style:text-properties fo:color="#000000" loext:opacity="100%" fo:font-weight="normal" officeooo:rsid="001c4922" fo:background-color="#ffff00" style:font-weight-asian="normal" style:font-weight-complex="normal"/>
    </style:style>
    <style:style style:name="P48" style:family="paragraph" style:parent-style-name="Text_20_body" style:list-style-name="L17">
      <style:text-properties fo:color="#000000" loext:opacity="100%" fo:font-weight="normal" officeooo:rsid="001c4922" fo:background-color="#ffff00" style:font-weight-asian="normal" style:font-weight-complex="normal"/>
    </style:style>
    <style:style style:name="P49" style:family="paragraph" style:parent-style-name="Horizontal_20_Line">
      <style:text-properties fo:color="#000000" loext:opacity="100%" fo:font-weight="normal" officeooo:rsid="001c4922" fo:background-color="transparent" style:font-weight-asian="normal" style:font-weight-complex="normal"/>
    </style:style>
    <style:style style:name="P50" style:family="paragraph" style:parent-style-name="Heading_20_3">
      <style:text-properties fo:color="#000000" loext:opacity="100%" officeooo:rsid="001c4922" fo:background-color="transparent"/>
    </style:style>
    <style:style style:name="P51" style:family="paragraph" style:parent-style-name="Text_20_body" style:list-style-name="L18">
      <style:text-properties fo:color="#000000" loext:opacity="100%" fo:font-weight="normal" officeooo:rsid="001c4922" fo:background-color="#ffff00" style:font-weight-asian="normal" style:font-weight-complex="normal"/>
    </style:style>
    <style:style style:name="P52" style:family="paragraph" style:parent-style-name="Text_20_body" style:list-style-name="L19">
      <style:text-properties fo:color="#000000" loext:opacity="100%" fo:font-weight="normal" officeooo:rsid="001c4922" fo:background-color="#ffff00" style:font-weight-asian="normal" style:font-weight-complex="normal"/>
    </style:style>
    <style:style style:name="P53" style:family="paragraph" style:parent-style-name="Text_20_body" style:list-style-name="L20">
      <style:text-properties fo:color="#000000" loext:opacity="100%" fo:font-weight="normal" officeooo:rsid="001c4922" fo:background-color="#ffff00" style:font-weight-asian="normal" style:font-weight-complex="normal"/>
    </style:style>
    <style:style style:name="P54" style:family="paragraph" style:parent-style-name="Text_20_body" style:list-style-name="L20">
      <style:text-properties fo:color="#000000" loext:opacity="100%" fo:font-weight="normal" officeooo:rsid="001c4922" fo:background-color="transparent" style:font-weight-asian="normal" style:font-weight-complex="normal"/>
    </style:style>
    <style:style style:name="P55" style:family="paragraph" style:parent-style-name="Text_20_body">
      <style:paragraph-properties fo:text-align="center" style:justify-single-word="false"/>
      <style:text-properties fo:color="#ffff00" loext:opacity="100%" fo:font-weight="normal" officeooo:rsid="001c4922" officeooo:paragraph-rsid="001c4922" fo:background-color="#000000" style:font-weight-asian="normal" style:font-weight-complex="normal"/>
    </style:style>
    <style:style style:name="P56" style:family="paragraph" style:parent-style-name="Text_20_body">
      <style:paragraph-properties fo:text-align="start" style:justify-single-word="false"/>
      <style:text-properties fo:font-weight="normal" officeooo:rsid="00188da2" officeooo:paragraph-rsid="00188da2" fo:background-color="#ffff00" style:font-weight-asian="normal" style:font-weight-complex="normal"/>
    </style:style>
    <style:style style:name="P57" style:family="paragraph" style:parent-style-name="Text_20_body">
      <style:paragraph-properties fo:text-align="start" style:justify-single-word="false"/>
      <style:text-properties fo:font-weight="normal" officeooo:rsid="00174f11" officeooo:paragraph-rsid="00174f11" fo:background-color="transparent" style:font-weight-asian="normal" style:font-weight-complex="normal"/>
    </style:style>
    <style:style style:name="P58" style:family="paragraph" style:parent-style-name="Standard">
      <style:text-properties officeooo:paragraph-rsid="0016e147"/>
    </style:style>
    <style:style style:name="T1" style:family="text">
      <style:text-properties fo:font-weight="bold"/>
    </style:style>
    <style:style style:name="T2" style:family="text">
      <style:text-properties fo:font-weight="normal" fo:background-color="transparent" loext:char-shading-value="0" style:font-weight-asian="normal" style:font-weight-complex="normal"/>
    </style:style>
    <style:style style:name="T3" style:family="text">
      <style:text-properties fo:font-weight="bold" fo:background-color="transparent" loext:char-shading-value="0"/>
    </style:style>
    <style:style style:name="T4" style:family="text">
      <style:text-properties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tep-by-Step Installation Guide (AUTOMATIC1111 Web UI)</text:h>
      <text:p text:style-name="Text_20_body">The most popular way to run Stable Diffusion is by using the AUTOMATIC1111 Web UI. Follow these steps to get it set up on your PC:</text:p>
      <text:h text:style-name="Heading_20_3" text:outline-level="3">Step 1: Install Prerequisites</text:h>
      <text:p text:style-name="Text_20_body">First, you need to install two programs: <text:span text:style-name="T1">Python</text:span> and <text:span text:style-name="T1">Git</text:span>.</text:p>
      <text:list text:style-name="L1">
        <text:list-item>
          <text:p text:style-name="P2"><text:span text:style-name="T1">Python</text:span>: Download and install <text:span text:style-name="T1">Python 3.10.6</text:span> from the official Python website. It is critical to use this specific version, as newer versions may cause compatibility issues. During the installation, be sure to check the box that says <text:span text:style-name="T1">"Add Python to PATH"</text:span>.</text:p>
        </text:list-item>
        <text:list-item>
          <text:p text:style-name="P2"><text:span text:style-name="T1">Git</text:span>: Download and install Git from the official Git website. You can use the default installation settings. Git is used to download the Stable Diffusion repository and keep it updated.</text:p>
        </text:list-item>
      </text:list>
      <text:h text:style-name="Heading_20_3" text:outline-level="3">Step 2: Clone the Stable Diffusion Web UI Repository</text:h>
      <text:p text:style-name="Text_20_body">Create a new folder on your computer where you want to install Stable Diffusion (e.g., <text:span text:style-name="Source_20_Text">C:\stable-diffusion</text:span>).</text:p>
      <text:list text:style-name="L2">
        <text:list-item>
          <text:p text:style-name="P3">Open your command prompt or terminal.</text:p>
        </text:list-item>
        <text:list-item>
          <text:p text:style-name="P3">Navigate to the folder you just created using the <text:span text:style-name="Source_20_Text">cd</text:span> command (e.g., <text:span text:style-name="Source_20_Text">cd C:\stable-diffusion</text:span>).</text:p>
        </text:list-item>
        <text:list-item>
          <text:p text:style-name="P3">Run the following command to clone the AUTOMATIC1111 repository: <text:span text:style-name="Source_20_Text">git clone https://github.com/AUTOMATIC1111/stable-diffusion-webui.git</text:span></text:p>
        </text:list-item>
      </text:list>
      <text:p text:style-name="Text_20_body">This command will download all the necessary files into a new <text:span text:style-name="Source_20_Text">stable-diffusion-webui</text:span> folder inside your chosen directory.</text:p>
      <text:h text:style-name="Heading_20_3" text:outline-level="3">Step 3: Download a Stable Diffusion Model</text:h>
      <text:p text:style-name="Text_20_body">The Stable Diffusion software itself doesn't come with the model weights needed to generate images. You need to download a "checkpoint" model file separately.</text:p>
      <text:list text:style-name="L3">
        <text:list-item>
          <text:p text:style-name="P4">Go to the official Hugging Face model page for Stable Diffusion. You will likely need to create an account and agree to the terms to download the models.</text:p>
        </text:list-item>
        <text:list-item>
          <text:p text:style-name="P4">Download a model file (e.g., <text:span text:style-name="Source_20_Text">v1-5-pruned-emaonly.ckpt</text:span>). These files are large and may take a while to download.</text:p>
        </text:list-item>
        <text:list-item>
          <text:p text:style-name="P4">Once downloaded, move the <text:span text:style-name="Source_20_Text">.ckpt</text:span> or <text:span text:style-name="Source_20_Text">.safetensors</text:span> file into the following folder: <text:span text:style-name="Source_20_Text">stable-diffusion-webui\models\Stable-diffusion</text:span></text:p>
        </text:list-item>
      </text:list>
      <text:h text:style-name="Heading_20_3" text:outline-level="3">Step 4: Run the Web UI</text:h>
      <text:p text:style-name="Text_20_body">Now you're ready to run the application for the first time.</text:p>
      <text:list text:style-name="L4">
        <text:list-item>
          <text:p text:style-name="P5">Navigate to the <text:span text:style-name="Source_20_Text">stable-diffusion-webui</text:span> folder.</text:p>
        </text:list-item>
        <text:list-item>
          <text:p text:style-name="P5">Find and double-click the <text:span text:style-name="Source_20_Text">webui-user.bat</text:span> file.</text:p>
        </text:list-item>
        <text:list-item>
          <text:p text:style-name="P5"><text:soft-page-break/>A command prompt window will open. The first time you run this, it will automatically download and install all the remaining dependencies. This process can take 10-15 minutes or more, so be patient.</text:p>
        </text:list-item>
        <text:list-item>
          <text:p text:style-name="P5">Once the installation is complete, the command prompt will display a local URL (e.g., <text:span text:style-name="Source_20_Text">http://127.0.0.1:7860</text:span>). Copy and paste this URL into your web browser.</text:p>
        </text:list-item>
      </text:list>
      <text:p text:style-name="Text_20_body">You now have the Stable Diffusion Web UI running locally and can begin generating images by entering your text prompts.</text:p>
      <text:p text:style-name="Text_20_body"/>
      <text:p text:style-name="P6">IMAGE TO IMAGE in Stable Diffusion</text:p>
      <text:h text:style-name="P7" text:outline-level="3">How it Works in the AUTOMATIC1111 Web UI</text:h>
      <text:p text:style-name="P8"><text:span text:style-name="T2">The AUTOMATIC1111 Web UI, which is the most common way to run Stable Diffusion locally, has a dedicated </text:span><text:span text:style-name="Source_20_Text"><text:span text:style-name="T2">img2img</text:span></text:span><text:span text:style-name="T2"> tab for this purpose. Here's a quick overview of the process:</text:span></text:p>
      <text:list text:style-name="L5">
        <text:list-item>
          <text:p text:style-name="P9"><text:span text:style-name="T2">Navigate to the </text:span><text:span text:style-name="Source_20_Text"><text:span text:style-name="T2">img2img</text:span></text:span><text:span text:style-name="T2"> tab: After starting the Web UI, you'll see a series of tabs at the top, including </text:span><text:span text:style-name="Source_20_Text"><text:span text:style-name="T2">txt2img</text:span></text:span><text:span text:style-name="T2">, </text:span><text:span text:style-name="Source_20_Text"><text:span text:style-name="T2">img2img</text:span></text:span><text:span text:style-name="T2">, </text:span><text:span text:style-name="Source_20_Text"><text:span text:style-name="T2">Inpaint</text:span></text:span><text:span text:style-name="T2">, etc. Click on </text:span><text:span text:style-name="Source_20_Text"><text:span text:style-name="T2">img2img</text:span></text:span><text:span text:style-name="T2">.</text:span></text:p>
        </text:list-item>
        <text:list-item>
          <text:p text:style-name="P10">Upload your image: There will be a designated area where you can drag and drop your image file. You can also click to browse and select an image from your computer.</text:p>
        </text:list-item>
        <text:list-item>
          <text:p text:style-name="P10">Write a prompt: Just like with text-to-image, you provide a text prompt to describe what you want the final image to look like. The model will use this prompt in conjunction with your reference image.</text:p>
        </text:list-item>
        <text:list-item>
          <text:p text:style-name="P10">Adjust the Denoising Strength: This is the most crucial setting for img2img. It's a slider that controls how much the model should deviate from your original image.</text:p>
          <text:list>
            <text:list-item>
              <text:p text:style-name="P10">Low Denoising Strength (e.g., 0.1-0.4): The output will be very similar to your original image, with only subtle changes. This is useful for things like slightly altering a style or adding small details.</text:p>
            </text:list-item>
            <text:list-item>
              <text:p text:style-name="P10">High Denoising Strength (e.g., 0.7-1.0): The output will be a significant transformation of the original image, guided by your text prompt. The original composition might be recognizable, but the details and style will be completely different.</text:p>
            </text:list-item>
          </text:list>
        </text:list-item>
        <text:list-item>
          <text:p text:style-name="P10">Click "Generate": The model will then use your image, your prompt, and the other settings to create a new image.</text:p>
        </text:list-item>
      </text:list>
      <text:h text:style-name="P11" text:outline-level="3">Common Uses of Image-to-Image</text:h>
      <text:list text:style-name="L6">
        <text:list-item>
          <text:p text:style-name="P12">Stylizing photos: Turn a regular photo of a person into a watercolor painting or an anime character.</text:p>
        </text:list-item>
        <text:list-item>
          <text:p text:style-name="P12">Fixing images: Make subtle changes to a generated image or a photo, such as correcting an awkward hand or changing a background element.</text:p>
        </text:list-item>
        <text:list-item>
          <text:p text:style-name="P12">Inpainting/Outpainting: A related feature that allows you to "mask" specific parts of an image to change or expand them.</text:p>
        </text:list-item>
        <text:list-item>
          <text:p text:style-name="P12"><text:soft-page-break/>Creating variations: Generate multiple variations of an existing image while maintaining its core elements.</text:p>
        </text:list-item>
      </text:list>
      <text:p text:style-name="P13">GENERATING VIDEOS IN STABLEDIFFUSION</text:p>
      <text:p text:style-name="P14"/>
      <text:p text:style-name="P15"/>
      <text:h text:style-name="P16" text:outline-level="3">The Main Methods for Generating Video</text:h>
      <text:p text:style-name="P17">There are two main approaches to generating videos with Stable Diffusion:</text:p>
      <text:list text:style-name="L7">
        <text:list-item>
          <text:p text:style-name="P18">Stable Video Diffusion (SVD): This is the official and most direct method. SVD is an image-to-video (img2vid) model released by Stability AI. You can run it on your local machine using a few different user interfaces.</text:p>
        </text:list-item>
        <text:list-item>
          <text:p text:style-name="P18">Using Extensions and Workflows: Before SVD, users created videos by generating a series of individual images and then stringing them together with techniques to maintain consistency. This process is more complex and often requires extensions like Deforum or the use of node-based interfaces like ComfyUI. While more involved, this method can offer greater control over camera movement, scene changes, and more.</text:p>
        </text:list-item>
      </text:list>
      <text:p text:style-name="P19"/>
      <text:h text:style-name="P16" text:outline-level="3">Step-by-Step Guide for Stable Video Diffusion (SVD)</text:h>
      <text:p text:style-name="P17">Since SVD is the most common and efficient way to create short video clips, here's a general workflow to get started.</text:p>
      <text:h text:style-name="P20" text:outline-level="4">1. Set Up Your Environment</text:h>
      <text:p text:style-name="P17">The AUTOMATIC1111 Web UI does not have native support for SVD. You'll need to use either ComfyUI or a separate, dedicated repository. ComfyUI is a popular choice as it's a node-based interface that gives you more granular control over your workflow.</text:p>
      <text:h text:style-name="P20" text:outline-level="4">2. Download the SVD Model</text:h>
      <text:p text:style-name="P21"><text:span text:style-name="T2">The SVD model files, such as </text:span><text:span text:style-name="Source_20_Text"><text:span text:style-name="T2">svd.safetensors</text:span></text:span><text:span text:style-name="T2"> or </text:span><text:span text:style-name="Source_20_Text"><text:span text:style-name="T2">svd_xt.safetensors</text:span></text:span><text:span text:style-name="T2">, need to be downloaded and placed in the appropriate model directory. For ComfyUI, this is typically inside the </text:span><text:span text:style-name="Source_20_Text"><text:span text:style-name="T2">ComfyUI\models\checkpoints</text:span></text:span><text:span text:style-name="T2"> folder. You can find the official models on Stability AI's Hugging Face page.</text:span></text:p>
      <text:h text:style-name="P20" text:outline-level="4">3. Start the UI and Load the Workflow</text:h>
      <text:p text:style-name="P21"><text:span text:style-name="T2">Launch your chosen UI (like ComfyUI). For ComfyUI, you can load pre-made workflows that are specifically designed for SVD. These workflows are often available as </text:span><text:span text:style-name="Source_20_Text"><text:span text:style-name="T2">.json</text:span></text:span><text:span text:style-name="T2"> files that you can simply drag and drop into the interface.</text:span></text:p>
      <text:h text:style-name="P20" text:outline-level="4">4. Prepare Your Image</text:h>
      <text:p text:style-name="P17">SVD is an image-to-video model, so you need a starting image. Upload or select the image you want to animate within the UI. Ensure the image dimensions match the SVD model's requirements (e.g., 576x1024 or 1024x576) to achieve the best results.</text:p>
      <text:h text:style-name="P20" text:outline-level="4"><text:soft-page-break/>5. Adjust Settings</text:h>
      <text:p text:style-name="P17">Key settings you'll need to adjust include:</text:p>
      <text:list text:style-name="L8">
        <text:list-item>
          <text:p text:style-name="P22">Video Frames: The number of frames you want to generate. SVD has models for 14 and 25 frames.</text:p>
        </text:list-item>
        <text:list-item>
          <text:p text:style-name="P22">Motion Bucket ID: This parameter controls the amount of motion in the video. Higher values result in more dynamic movement, while lower values produce more subtle motion.</text:p>
        </text:list-item>
        <text:list-item>
          <text:p text:style-name="P22">FPS (Frames per Second): This sets the playback speed of the final video.</text:p>
        </text:list-item>
        <text:list-item>
          <text:p text:style-name="P22">Augmentation Level: This adds noise to the input image. Higher noise levels can lead to more motion and a greater deviation from the original image.</text:p>
        </text:list-item>
      </text:list>
      <text:h text:style-name="P20" text:outline-level="4">6. Generate the Video</text:h>
      <text:p text:style-name="P17">Once your settings are configured, click the "Generate" button. The process can take a few minutes, depending on your GPU. The UI will then output the final video, which you can save to your computer.</text:p>
      <text:p text:style-name="P17">The provided video, "Stable Video Diffusion Tutorial: Mastering SVD in Forge UI", shows a step-by-step guide on how to use SVD with a popular Stable Diffusion interface.</text:p>
      <text:p text:style-name="P17"/>
      <text:p text:style-name="P23">TRAIN STABLE DIFFUSION WITH OWN DATASET</text:p>
      <text:p text:style-name="P23"/>
      <text:p text:style-name="P24"/>
      <text:h text:style-name="P25" text:outline-level="3">Step 1: Prepare Your Dataset</text:h>
      <text:p text:style-name="P26">The quality of your training data is the single most important factor for success.</text:p>
      <text:list text:style-name="L9">
        <text:list-item>
          <text:p text:style-name="P27"><text:span text:style-name="T1">Gather Images</text:span>: Collect a small number of high-quality images of the subject or style you want to train.</text:p>
          <text:list>
            <text:list-item>
              <text:p text:style-name="P27"><text:span text:style-name="T1">For a Subject (e.g., a person or a pet)</text:span>: Aim for 10-20 images. Include different poses, angles, lighting, and backgrounds to help the model learn the core concept.</text:p>
            </text:list-item>
            <text:list-item>
              <text:p text:style-name="P27"><text:span text:style-name="T1">For a Style (e.g., a specific artist's work)</text:span>: Use 20-50+ images that are representative of the style.</text:p>
            </text:list-item>
          </text:list>
        </text:list-item>
        <text:list-item>
          <text:p text:style-name="P27"><text:span text:style-name="T1">Clean Your Images</text:span>:</text:p>
          <text:list>
            <text:list-item>
              <text:p text:style-name="P27">Remove any duplicate or blurry images.</text:p>
            </text:list-item>
            <text:list-item>
              <text:p text:style-name="P27">Crop images to focus on the subject.</text:p>
            </text:list-item>
            <text:list-item>
              <text:p text:style-name="P27">Resize all images to a consistent resolution, typically <text:span text:style-name="T1">512x512</text:span> for SD 1.5 models or <text:span text:style-name="T1">1024x1024</text:span> for SDXL models.</text:p>
            </text:list-item>
          </text:list>
        </text:list-item>
        <text:list-item>
          <text:p text:style-name="P28"><text:span text:style-name="T3">Caption Your Images</text:span><text:span text:style-name="T4">: This is a crucial step. Create a text file (</text:span><text:span text:style-name="Source_20_Text"><text:span text:style-name="T4">.txt</text:span></text:span><text:span text:style-name="T4">) for each image with the same file name (e.g., </text:span><text:span text:style-name="Source_20_Text"><text:span text:style-name="T4">my_image.jpg</text:span></text:span><text:span text:style-name="T4"> and </text:span><text:span text:style-name="Source_20_Text"><text:span text:style-name="T4">my_image.txt</text:span></text:span><text:span text:style-name="T4">).</text:span></text:p>
          <text:list>
            <text:list-item>
              <text:p text:style-name="P27">In the text file, write a short, descriptive caption of the image.</text:p>
            </text:list-item>
            <text:list-item>
              <text:p text:style-name="P28"><text:soft-page-break/><text:span text:style-name="T4">Start the caption with a unique trigger keyword that you will use in your prompts later (e.g., </text:span><text:span text:style-name="Source_20_Text"><text:span text:style-name="T4">sks_man</text:span></text:span><text:span text:style-name="T4">, </text:span><text:span text:style-name="Source_20_Text"><text:span text:style-name="T4">a photo of sks_man</text:span></text:span><text:span text:style-name="T4">). The keyword should be rare to prevent the model from confusing it with other concepts.</text:span></text:p>
            </text:list-item>
            <text:list-item>
              <text:p text:style-name="P28"><text:span text:style-name="T4">Then, describe the image using normal words (e.g., </text:span><text:span text:style-name="Source_20_Text"><text:span text:style-name="T4">a photo of sks_man in a red shirt standing in a park</text:span></text:span><text:span text:style-name="T4">).</text:span></text:p>
            </text:list-item>
          </text:list>
        </text:list-item>
      </text:list>
      <text:h text:style-name="P25" text:outline-level="3">Step 2: Install and Set Up Training Software</text:h>
      <text:p text:style-name="P26">The most user-friendly way to train is by using a dedicated GUI. The two most common are:</text:p>
      <text:list text:style-name="L10">
        <text:list-item>
          <text:p text:style-name="P29"><text:span text:style-name="Source_20_Text"><text:span text:style-name="T3">kohya_ss</text:span></text:span><text:span text:style-name="T4">: A powerful, stand-alone GUI specifically for training LoRA models.</text:span></text:p>
        </text:list-item>
        <text:list-item>
          <text:p text:style-name="P30"><text:span text:style-name="T1">AUTOMATIC1111 Web UI</text:span>: It has a built-in tab for training Dreambooth and LoRA, which can be installed as an extension.</text:p>
        </text:list-item>
      </text:list>
      <text:p text:style-name="P26">For this guide, we'll assume a general setup process.</text:p>
      <text:list text:style-name="L11">
        <text:list-item>
          <text:p text:style-name="P31"><text:span text:style-name="T1">Install Dependencies</text:span>: Ensure you have Python, Git, and a capable GPU (at least 8GB of VRAM is recommended).</text:p>
        </text:list-item>
        <text:list-item>
          <text:p text:style-name="P32"><text:span text:style-name="T3">Get the Training Software</text:span><text:span text:style-name="T4">: Download and install your preferred tool. For </text:span><text:span text:style-name="Source_20_Text"><text:span text:style-name="T4">kohya_ss</text:span></text:span><text:span text:style-name="T4">, you'll clone the GitHub repository and run its setup script.</text:span></text:p>
        </text:list-item>
      </text:list>
      <text:h text:style-name="P25" text:outline-level="3">Step 3: Configure and Run the Training</text:h>
      <text:p text:style-name="P26">This is where you'll input the dataset you prepared and set the training parameters.</text:p>
      <text:list text:style-name="L12">
        <text:list-item>
          <text:p text:style-name="P33"><text:span text:style-name="T1">Open the Training UI</text:span>: Launch your chosen software.</text:p>
        </text:list-item>
        <text:list-item>
          <text:p text:style-name="P34"><text:span text:style-name="T3">Load the Base Model</text:span><text:span text:style-name="T4">: Select a pre-trained Stable Diffusion model (e.g., </text:span><text:span text:style-name="Source_20_Text"><text:span text:style-name="T4">v1-5-pruned-emaonly.ckpt</text:span></text:span><text:span text:style-name="T4"> or an SDXL checkpoint) as the starting point for your training.</text:span></text:p>
        </text:list-item>
        <text:list-item>
          <text:p text:style-name="P33"><text:span text:style-name="T1">Input Your Dataset</text:span>:</text:p>
          <text:list>
            <text:list-item>
              <text:p text:style-name="P33">Point the software to the folder containing your images and caption files.</text:p>
            </text:list-item>
            <text:list-item>
              <text:p text:style-name="P33">Enter your trigger keyword.</text:p>
            </text:list-item>
            <text:list-item>
              <text:p text:style-name="P34"><text:span text:style-name="T4">Set the </text:span><text:span text:style-name="Source_20_Text"><text:span text:style-name="T4">Number of Repeats</text:span></text:span><text:span text:style-name="T4"> for your dataset. This determines how many times each image is processed by the model during one "epoch" (one full pass through the dataset).</text:span></text:p>
            </text:list-item>
          </text:list>
        </text:list-item>
        <text:list-item>
          <text:p text:style-name="P33"><text:span text:style-name="T1">Configure Training Parameters</text:span>: This can be the most complex part, but you can start with recommended settings.</text:p>
          <text:list>
            <text:list-item>
              <text:p text:style-name="P34"><text:span text:style-name="T3">Learning Rate</text:span><text:span text:style-name="T4">: Start with a low value, typically between </text:span><text:span text:style-name="Source_20_Text"><text:span text:style-name="T4">1e-4</text:span></text:span><text:span text:style-name="T4"> to </text:span><text:span text:style-name="Source_20_Text"><text:span text:style-name="T4">1e-6</text:span></text:span><text:span text:style-name="T4">. A high learning rate can cause the model to overfit quickly.</text:span></text:p>
            </text:list-item>
            <text:list-item>
              <text:p text:style-name="P33"><text:span text:style-name="T1">Batch Size</text:span>: Set this to the largest value your GPU's VRAM can handle (usually 1 or 2 for most consumer GPUs).</text:p>
            </text:list-item>
            <text:list-item>
              <text:p text:style-name="P33"><text:span text:style-name="T1">Number of Epochs</text:span>: The number of full passes through the dataset. Start small (e.g., 5-10 epochs) to avoid overfitting.</text:p>
            </text:list-item>
            <text:list-item>
              <text:p text:style-name="P33"><text:soft-page-break/><text:span text:style-name="T1">Save Every N Epochs</text:span>: This saves checkpoints of your model during training, allowing you to test intermediate results and find the best one.</text:p>
            </text:list-item>
          </text:list>
        </text:list-item>
        <text:list-item>
          <text:p text:style-name="P33"><text:span text:style-name="T1">Start the Training</text:span>: Click the "Train" or "Start Training" button. The software will display a console window showing the progress and loss. The training process can take anywhere from 15 minutes to several hours depending on your dataset size and GPU.</text:p>
        </text:list-item>
      </text:list>
      <text:h text:style-name="P25" text:outline-level="3">Step 4: Test and Use Your Model</text:h>
      <text:list text:style-name="L13">
        <text:list-item>
          <text:p text:style-name="P35"><text:span text:style-name="T3">Load the LoRA</text:span><text:span text:style-name="T4">: Once training is complete, the software will have saved one or more </text:span><text:span text:style-name="Source_20_Text"><text:span text:style-name="T4">.safetensors</text:span></text:span><text:span text:style-name="T4"> files.</text:span></text:p>
        </text:list-item>
        <text:list-item>
          <text:p text:style-name="P35"><text:span text:style-name="T3">Move the File</text:span><text:span text:style-name="T4">: Copy the LoRA file into the </text:span><text:span text:style-name="Source_20_Text"><text:span text:style-name="T4">stable-diffusion-webui\models\lora</text:span></text:span><text:span text:style-name="T4"> folder.</text:span></text:p>
        </text:list-item>
        <text:list-item>
          <text:p text:style-name="P35"><text:span text:style-name="T3">Generate Images</text:span><text:span text:style-name="T4">: Restart your Stable Diffusion Web UI. In the </text:span><text:span text:style-name="Source_20_Text"><text:span text:style-name="T4">txt2img</text:span></text:span><text:span text:style-name="T4"> tab, you can now use your LoRA by including its name in the prompt, along with your trigger keyword. For example: </text:span><text:span text:style-name="Source_20_Text"><text:span text:style-name="T4">a photo of sks_man in a spacesuit, &lt;lora:my_lora_name:1&gt;</text:span></text:span><text:span text:style-name="T4">. The number after the colon is the weight, which you can adjust to control the effect.</text:span></text:p>
        </text:list-item>
      </text:list>
      <text:p text:style-name="P36">COMPLETE EXAMPLE OF DATASET</text:p>
      <text:p text:style-name="P37">Dataset Folder Structure</text:p>
      <text:p text:style-name="P38"><text:span text:style-name="T4">You'll create a main folder and a subfolder within it. The subfolder's name is a key part of the training process, as it tells the training software how many times to repeat each image during an epoch. The format is </text:span><text:span text:style-name="Source_20_Text"><text:span text:style-name="T4">[number]_[unique_identifier]</text:span></text:span><text:span text:style-name="T4">.</text:span></text:p>
      <text:list text:style-name="L14">
        <text:list-item>
          <text:p text:style-name="P39"><text:span text:style-name="T3">Main Folder</text:span><text:span text:style-name="T4">: </text:span><text:span text:style-name="Source_20_Text"><text:span text:style-name="T4">C:\Users\YourName\Documents\training-data</text:span></text:span></text:p>
        </text:list-item>
        <text:list-item>
          <text:p text:style-name="P39"><text:span text:style-name="T3">Subfolder</text:span><text:span text:style-name="T4">: </text:span><text:span text:style-name="Source_20_Text"><text:span text:style-name="T4">C:\Users\YourName\Documents\training-data\20_sks_alice</text:span></text:span></text:p>
        </text:list-item>
      </text:list>
      <text:p text:style-name="P40">In this example:</text:p>
      <text:list text:style-name="L15">
        <text:list-item>
          <text:p text:style-name="P41"><text:span text:style-name="Source_20_Text"><text:span text:style-name="T4">20</text:span></text:span><text:span text:style-name="T4"> is the number of repeats per image.</text:span></text:p>
        </text:list-item>
        <text:list-item>
          <text:p text:style-name="P41"><text:span text:style-name="Source_20_Text"><text:span text:style-name="T4">sks_alice</text:span></text:span><text:span text:style-name="T4"> is the unique identifier or "trigger word" you'll use in your prompts to call the trained concept. Using a unique, rare keyword (like </text:span><text:span text:style-name="Source_20_Text"><text:span text:style-name="T4">sks_alice</text:span></text:span><text:span text:style-name="T4"> or </text:span><text:span text:style-name="Source_20_Text"><text:span text:style-name="T4">ohwx_alice</text:span></text:span><text:span text:style-name="T4">) helps prevent the model from confusing it with words it already knows.</text:span></text:p>
        </text:list-item>
      </text:list>
      <text:p text:style-name="P42">Image Files and Captions</text:p>
      <text:p text:style-name="P38"><text:span text:style-name="T4">Inside the </text:span><text:span text:style-name="Source_20_Text"><text:span text:style-name="T4">20_sks_alice</text:span></text:span><text:span text:style-name="T4"> folder, you will place your image files and their corresponding text captions.</text:span></text:p>
      <text:list text:style-name="L16">
        <text:list-item>
          <text:p text:style-name="P43"><text:span text:style-name="T4">Each image must have a </text:span><text:span text:style-name="Source_20_Text"><text:span text:style-name="T4">.txt</text:span></text:span><text:span text:style-name="T4"> file with the exact same name.</text:span></text:p>
        </text:list-item>
        <text:list-item>
          <text:p text:style-name="P44">The caption should start with your trigger word, followed by a detailed description of the image.</text:p>
        </text:list-item>
      </text:list>
      <text:p text:style-name="P40">Here's what the folder's contents would look like:</text:p>
      <text:p text:style-name="P45"><text:span text:style-name="Source_20_Text"><text:span text:style-name="T4">C:\Users\YourName\Documents\training-data\20_sks_alice</text:span></text:span></text:p>
      <text:p text:style-name="P46"><text:span text:style-name="Source_20_Text"><text:span text:style-name="T4">├── alice_photo_01.jpg</text:span></text:span></text:p>
      <text:p text:style-name="P46"><text:span text:style-name="Source_20_Text"><text:span text:style-name="T4">├── alice_photo_01.txt</text:span></text:span></text:p>
      <text:p text:style-name="P46"><text:soft-page-break/><text:span text:style-name="Source_20_Text"><text:span text:style-name="T4">├── alice_photo_02.jpg</text:span></text:span></text:p>
      <text:p text:style-name="P46"><text:span text:style-name="Source_20_Text"><text:span text:style-name="T4">├── alice_photo_02.txt</text:span></text:span></text:p>
      <text:p text:style-name="P46"><text:span text:style-name="Source_20_Text"><text:span text:style-name="T4">├── alice_photo_03.jpg</text:span></text:span></text:p>
      <text:p text:style-name="P46"><text:span text:style-name="Source_20_Text"><text:span text:style-name="T4">├── alice_photo_03.txt</text:span></text:span></text:p>
      <text:p text:style-name="P47"><text:span text:style-name="Source_20_Text"><text:span text:style-name="T4">└── ... (and so on for all your images)</text:span></text:span></text:p>
      <text:p text:style-name="P38"><text:span text:style-name="T3">Example Caption (</text:span><text:span text:style-name="Source_20_Text"><text:span text:style-name="T3">alice_photo_01.txt</text:span></text:span><text:span text:style-name="T3">)</text:span></text:p>
      <text:p text:style-name="P38"><text:span text:style-name="T4">The content of each </text:span><text:span text:style-name="Source_20_Text"><text:span text:style-name="T4">.txt</text:span></text:span><text:span text:style-name="T4"> file should be a simple, comma-separated list of tags.</text:span></text:p>
      <text:p text:style-name="P38"><text:span text:style-name="Source_20_Text"><text:span text:style-name="T4">sks_alice, a photo of sks_alice, standing on a beach, wearing a blue dress, sunny day, clear sky, long hair</text:span></text:span></text:p>
      <text:p text:style-name="P42">Key elements of a good caption:</text:p>
      <text:list text:style-name="L17">
        <text:list-item>
          <text:p text:style-name="P48"><text:span text:style-name="T3">Trigger Word</text:span><text:span text:style-name="T4">: Always start with the unique trigger word (</text:span><text:span text:style-name="Source_20_Text"><text:span text:style-name="T4">sks_alice</text:span></text:span><text:span text:style-name="T4">) to tell the model that this is the concept you're trying to teach it.</text:span></text:p>
        </text:list-item>
        <text:list-item>
          <text:p text:style-name="P48"><text:span text:style-name="T3">Context/Class</text:span><text:span text:style-name="T4">: After the trigger, provide a general "class" description (</text:span><text:span text:style-name="Source_20_Text"><text:span text:style-name="T4">a photo of sks_alice</text:span></text:span><text:span text:style-name="T4">). This helps the model distinguish the subject from other concepts.</text:span></text:p>
        </text:list-item>
        <text:list-item>
          <text:p text:style-name="P48"><text:span text:style-name="T3">Descriptive Tags</text:span><text:span text:style-name="T4">: Add details about the scene that you might want to control later in your prompts (e.g., </text:span><text:span text:style-name="Source_20_Text"><text:span text:style-name="T4">standing on a beach</text:span></text:span><text:span text:style-name="T4">, </text:span><text:span text:style-name="Source_20_Text"><text:span text:style-name="T4">wearing a blue dress</text:span></text:span><text:span text:style-name="T4">).</text:span></text:p>
        </text:list-item>
      </text:list>
      <text:p text:style-name="P49"/>
      <text:h text:style-name="P50" text:outline-level="3">Example Dataset for a Style (e.g., a specific art style)</text:h>
      <text:p text:style-name="P40">Let's say you want to train a LoRA on a unique, abstract art style called "Nebula Gloom."</text:p>
      <text:p text:style-name="P42">Dataset Folder Structure</text:p>
      <text:p text:style-name="P40">The structure is the same as above. The unique identifier should be representative of the style.</text:p>
      <text:list text:style-name="L18">
        <text:list-item>
          <text:p text:style-name="P51"><text:span text:style-name="T3">Main Folder</text:span><text:span text:style-name="T4">: </text:span><text:span text:style-name="Source_20_Text"><text:span text:style-name="T4">C:\Users\YourName\Documents\training-data</text:span></text:span></text:p>
        </text:list-item>
        <text:list-item>
          <text:p text:style-name="P51"><text:span text:style-name="T3">Subfolder</text:span><text:span text:style-name="T4">: </text:span><text:span text:style-name="Source_20_Text"><text:span text:style-name="T4">C:\Users\YourName\Documents\training-data\20_nebula_gloom_style</text:span></text:span></text:p>
        </text:list-item>
      </text:list>
      <text:p text:style-name="P42">Image Files and Captions</text:p>
      <text:p text:style-name="P45"><text:span text:style-name="Source_20_Text"><text:span text:style-name="T4">C:\Users\YourName\Documents\training-data\20_nebula_gloom_style</text:span></text:span></text:p>
      <text:p text:style-name="P46"><text:span text:style-name="Source_20_Text"><text:span text:style-name="T4">├── abstract_art_01.png</text:span></text:span></text:p>
      <text:p text:style-name="P46"><text:span text:style-name="Source_20_Text"><text:span text:style-name="T4">├── abstract_art_01.txt</text:span></text:span></text:p>
      <text:p text:style-name="P46"><text:span text:style-name="Source_20_Text"><text:span text:style-name="T4">├── abstract_art_02.png</text:span></text:span></text:p>
      <text:p text:style-name="P46"><text:span text:style-name="Source_20_Text"><text:span text:style-name="T4">├── abstract_art_02.txt</text:span></text:span></text:p>
      <text:p text:style-name="P47"><text:span text:style-name="Source_20_Text"><text:span text:style-name="T4">└── ...</text:span></text:span></text:p>
      <text:p text:style-name="P38"><text:span text:style-name="T3">Example Caption (</text:span><text:span text:style-name="Source_20_Text"><text:span text:style-name="T3">abstract_art_01.txt</text:span></text:span><text:span text:style-name="T3">)</text:span></text:p>
      <text:p text:style-name="P40">In this case, the caption focuses on the style rather than a specific subject.</text:p>
      <text:p text:style-name="P38"><text:span text:style-name="Source_20_Text"><text:span text:style-name="T4">nebula_gloom_style, an abstract painting in the style of nebula gloom, vibrant colors, swirling patterns, cosmic dust, dark background</text:span></text:span></text:p>
      <text:p text:style-name="P42">Key elements:</text:p>
      <text:list text:style-name="L19">
        <text:list-item>
          <text:p text:style-name="P52"><text:span text:style-name="T3">Trigger Word</text:span><text:span text:style-name="T4">: </text:span><text:span text:style-name="Source_20_Text"><text:span text:style-name="T4">nebula_gloom_style</text:span></text:span></text:p>
        </text:list-item>
        <text:list-item>
          <text:p text:style-name="P52"><text:soft-page-break/><text:span text:style-name="T3">Descriptive Tags</text:span><text:span text:style-name="T4">: Focus on the elements that define the style, such as </text:span><text:span text:style-name="Source_20_Text"><text:span text:style-name="T4">vibrant colors</text:span></text:span><text:span text:style-name="T4">, </text:span><text:span text:style-name="Source_20_Text"><text:span text:style-name="T4">swirling patterns</text:span></text:span><text:span text:style-name="T4">, and the subject matter.</text:span></text:p>
        </text:list-item>
      </text:list>
      <text:h text:style-name="P50" text:outline-level="3">Important Considerations for Your Dataset</text:h>
      <text:list text:style-name="L20">
        <text:list-item>
          <text:p text:style-name="P53"><text:span text:style-name="T3">Image Resolution</text:span><text:span text:style-name="T4">: All images should be the same size. For SD 1.5, use </text:span><text:span text:style-name="T3">512x512</text:span><text:span text:style-name="T4">. For SDXL, use </text:span><text:span text:style-name="T3">1024x1024</text:span><text:span text:style-name="T4"> or other supported dimensions (e.g., </text:span><text:span text:style-name="Source_20_Text"><text:span text:style-name="T4">896x1152</text:span></text:span><text:span text:style-name="T4">, </text:span><text:span text:style-name="Source_20_Text"><text:span text:style-name="T4">1152x896</text:span></text:span><text:span text:style-name="T4">).</text:span></text:p>
        </text:list-item>
        <text:list-item>
          <text:p text:style-name="P54"><text:span text:style-name="T1">Diversity</text:span>: Your dataset should be as diverse as possible. This means including different backgrounds, lighting, camera angles, and expressions. If you only train on images of a person smiling in a park, the model will struggle to generate them in a different setting or with a different expression.</text:p>
        </text:list-item>
        <text:list-item>
          <text:p text:style-name="P53"><text:span text:style-name="T3">Captions are Everything</text:span><text:span text:style-name="T4">: A good caption prevents "overfitting," where the model learns the entire image instead of just the subject. For instance, if all your images of "Alice" show her wearing a red hat, the model will learn that a red hat is an inherent part of "Alice" and will struggle to generate her without it. A good caption helps the model separate the concept (</text:span><text:span text:style-name="Source_20_Text"><text:span text:style-name="T4">sks_alice</text:span></text:span><text:span text:style-name="T4">) from the attributes (</text:span><text:span text:style-name="Source_20_Text"><text:span text:style-name="T4">red hat</text:span></text:span><text:span text:style-name="T4">).</text:span></text:p>
        </text:list-item>
      </text:list>
      <text:p text:style-name="P36"/>
      <text:p text:style-name="P55"/>
      <text:p text:style-name="P56"/>
      <text:p text:style-name="P57"/>
      <text:p text:style-name="P58"/>
      <text:p text:style-name="P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D"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D"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0T15:52:44.011026500</meta:creation-date>
    <dc:date>2025-08-20T16:41:19.028763800</dc:date>
    <meta:editing-duration>PT5M37S</meta:editing-duration>
    <meta:editing-cycles>2</meta:editing-cycles>
    <meta:generator>LibreOffice/25.2.0.3$Windows_X86_64 LibreOffice_project/e1cf4a87eb02d755bce1a01209907ea5ddc8f069</meta:generator>
    <meta:document-statistic meta:table-count="0" meta:image-count="0" meta:object-count="0" meta:page-count="8" meta:paragraph-count="153" meta:word-count="2502" meta:character-count="15335" meta:non-whitespace-character-count="13061"/>
  </office:meta>
</office:document-meta>
</file>